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rlito" svg:font-family="Carlito"/>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c4a2b"/>
    </style:style>
    <style:style style:name="P2" style:family="paragraph" style:parent-style-name="Standard">
      <style:text-properties style:font-name="Carlito" officeooo:paragraph-rsid="001c4a2b"/>
    </style:style>
    <style:style style:name="P3" style:family="paragraph" style:parent-style-name="Standard" style:list-style-name="L1">
      <style:text-properties style:font-name="Carlito" officeooo:paragraph-rsid="001c4a2b"/>
    </style:style>
    <style:style style:name="P4" style:family="paragraph" style:parent-style-name="Standard" style:list-style-name="L2">
      <style:text-properties style:font-name="Carlito" officeooo:paragraph-rsid="001c4a2b"/>
    </style:style>
    <style:style style:name="P5" style:family="paragraph" style:parent-style-name="Standard">
      <style:text-properties style:font-name="Carlito" fo:font-weight="bold" officeooo:paragraph-rsid="001c4a2b" style:font-weight-asian="bold" style:font-weight-complex="bold"/>
    </style:style>
    <style:style style:name="P6" style:family="paragraph" style:parent-style-name="Standard">
      <style:text-properties style:font-name="Carlito" fo:font-size="14pt" fo:font-weight="bold" officeooo:paragraph-rsid="001c4a2b" style:font-size-asian="14pt" style:font-weight-asian="bold" style:font-size-complex="14pt" style:font-weight-complex="bold"/>
    </style:style>
    <style:style style:name="P7" style:family="paragraph" style:parent-style-name="Standard">
      <style:text-properties style:font-name="Carlito" fo:font-size="14pt" fo:font-weight="normal" officeooo:paragraph-rsid="001d9cbe" style:font-size-asian="14pt" style:font-weight-asian="normal" style:font-size-complex="14pt" style:font-weight-complex="normal"/>
    </style:style>
    <style:style style:name="P8" style:family="paragraph" style:parent-style-name="Standard">
      <style:text-properties style:font-name="Carlito" officeooo:paragraph-rsid="001d9cbe"/>
    </style:style>
    <style:style style:name="P9" style:family="paragraph" style:parent-style-name="Standard">
      <style:text-properties style:font-name="Carlito" fo:font-size="18pt" fo:font-weight="bold" officeooo:paragraph-rsid="001d9cbe" style:font-size-asian="18pt" style:font-weight-asian="bold" style:font-size-complex="18pt" style:font-weight-complex="bold"/>
    </style:style>
    <style:style style:name="P10" style:family="paragraph" style:parent-style-name="Standard">
      <style:text-properties style:font-name="Carlito" officeooo:paragraph-rsid="001de2ba"/>
    </style:style>
    <style:style style:name="P11" style:family="paragraph" style:parent-style-name="Standard">
      <style:text-properties style:font-name="Carlito" officeooo:paragraph-rsid="001f5d35"/>
    </style:style>
    <style:style style:name="P12" style:family="paragraph" style:parent-style-name="Standard">
      <style:text-properties style:font-name="Carlito" officeooo:paragraph-rsid="0020ae61"/>
    </style:style>
    <style:style style:name="P13" style:family="paragraph" style:parent-style-name="Standard">
      <style:text-properties style:font-name="Carlito" officeooo:paragraph-rsid="00218bc0"/>
    </style:style>
    <style:style style:name="T1" style:family="text">
      <style:text-properties officeooo:rsid="001c4a2b"/>
    </style:style>
    <style:style style:name="T2" style:family="text">
      <style:text-properties fo:font-weight="bold" officeooo:rsid="001c4a2b" style:font-weight-asian="bold" style:font-weight-complex="bold"/>
    </style:style>
    <style:style style:name="T3" style:family="text">
      <style:text-properties fo:font-weight="bold" officeooo:rsid="001d9cbe" style:font-weight-asian="bold" style:font-weight-complex="bold"/>
    </style:style>
    <style:style style:name="T4" style:family="text">
      <style:text-properties fo:font-weight="bold" officeooo:rsid="001f5d35" style:font-weight-asian="bold" style:font-weight-complex="bold"/>
    </style:style>
    <style:style style:name="T5" style:family="text">
      <style:text-properties fo:font-weight="bold" officeooo:rsid="00218bc0" style:font-weight-asian="bold" style:font-weight-complex="bold"/>
    </style:style>
    <style:style style:name="T6" style:family="text">
      <style:text-properties officeooo:rsid="001d9cbe"/>
    </style:style>
    <style:style style:name="T7" style:family="text">
      <style:text-properties style:font-name="Carlito" officeooo:rsid="001c4a2b"/>
    </style:style>
    <style:style style:name="T8" style:family="text">
      <style:text-properties officeooo:rsid="001de2ba"/>
    </style:style>
    <style:style style:name="T9" style:family="text">
      <style:text-properties officeooo:rsid="001dea05"/>
    </style:style>
    <style:style style:name="T10" style:family="text">
      <style:text-properties officeooo:rsid="001f5d35"/>
    </style:style>
    <style:style style:name="T11" style:family="text">
      <style:text-properties officeooo:rsid="0020ae61"/>
    </style:style>
    <style:style style:name="T12" style:family="text">
      <style:text-properties officeooo:rsid="00218bc0"/>
    </style:style>
    <style:style style:name="T13" style:family="text">
      <style:text-properties officeooo:rsid="0021de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6">Metodología de presentaciones interactivas</text:span></text:p>
      <text:p text:style-name="P7"><text:span text:style-name="T6">Eduardo Grosclaude</text:span></text:p>
      <text:p text:style-name="P7"><text:span text:style-name="T6"/></text:p>
      <text:p text:style-name="P7"><text:span text:style-name="T6"/></text:p>
      <text:p text:style-name="P7"><text:span text:style-name="T6"/></text:p>
      <text:p text:style-name="P6"><text:span text:style-name="T1">Introducción</text:span></text:p>
      <text:p text:style-name="P2"><text:span text:style-name="T1"/></text:p>
      <text:p text:style-name="P2"><text:span text:style-name="T1">El material que presento en este trabajo final para el curso de Producción de Materiales Educativos y Diseños Tecnopedagógicos corresponde a la materia Introducción a la Computación, de primer año de las carreras de Licenciatura en Ciencias de la Computación y Licenciatura en Sistemas de Información, Facultad de Informática de la Universidad Nacional del Comahue.</text:span></text:p>
      <text:p text:style-name="P2"><text:span text:style-name="T1"/></text:p>
      <text:p text:style-name="P2"><text:span text:style-name="T1">El diseño de este material está motivado por la experiencia previa con alumnos de primer año de estas carreras. Creo necesario interpolar aquí un breve relato.</text:span></text:p>
      <text:p text:style-name="P2"><text:span text:style-name="T1"/></text:p>
      <text:p text:style-name="P2"><text:span text:style-name="T1">Al principio de mi carrera docente en la </text:span><text:span text:style-name="T12">actual</text:span><text:span text:style-name="T1"> Facultad de Informática </text:span><text:span text:style-name="T12">(entonces Departamento de Informática y Estadística de la Facultad de Economía y Administración) </text:span><text:span text:style-name="T1">me desempeñé, como es común, en las materias iniciales, para pasar a funcionar, más adelante y progresivamente, en asignaturas de tercer y cuarto año, durante una cantidad de tiempo. </text:span></text:p>
      <text:p text:style-name="P2"><text:span text:style-name="T1"/></text:p>
      <text:p text:style-name="P2"><text:span text:style-name="T1">Luego de casi diez años de actividad docente en esa etapa avanzada del trayecto educativo, me tocó, circunstancialmente, volver a materias de primer año. El cambio fue verdaderamente impactante, no sólo porque los estudiantes ingresantes eran muy diferentes de los de tercero, sino </text:span><text:span text:style-name="T12">por</text:span><text:span text:style-name="T1">que además eran muy diferentes de aquellos estudiantes de primer año que yo había conocido anteriormente. </text:span></text:p>
      <text:p text:style-name="P2"><text:span text:style-name="T1"/></text:p>
      <text:p text:style-name="P2"><text:span text:style-name="T1">Por otro lado, claro, el tiempo también había transcurrido para mí. Pude notar que mi capacidad de observación era más profunda que al principio de mi carrera docente, y que podía captar más, racional y afectivamente hablando, de lo que ocurría en el aula. Pude revisar prácticas docentes anteriores que ahora se evidenciaban inadecuadas, y apreciar aquellas que habían mejorado con el tiempo. Siempre que cambiamos de lugar obtenemos una segunda vista que contribuye a comprender la escena, como si pasáramos de tener un único ojo abierto a lograr visión estereoscópica, tridimensional. </text:span></text:p>
      <text:p text:style-name="P2"><text:span text:style-name="T1"/></text:p>
      <text:p text:style-name="P13"><text:span text:style-name="T1">La reflexión en base a esta experiencia me ha mostrado que los docentes de mi generación necesitamos abordar cuidadosamente la cuestión de la distancia etaria, con todas sus dimensiones culturales, para recuperar la efectividad de nuestro trabajo de enseñanza, construyendo activamente una teoría de la mente de los estudiantes, potencialmente transformando nuestras prácticas, y en cierto modo reinventándonos a nosotros mismos. </text:span></text:p>
      <text:p text:style-name="P13"><text:span text:style-name="T1"/></text:p>
      <text:p text:style-name="P13"><text:span text:style-name="T1">Esto ha sido válido, seguramente, en cualquier época; pero tal vez más aún hoy, dada una serie de cambios (o quizás "desplazamientos") sociales, políticos, económicos, etc., sin olvidar los tecnológicos, que han atravesado estos últimos años y que han redefinido el ser joven hoy, en este país y en esta región.</text:span></text:p>
      <text:p text:style-name="P2"><text:soft-page-break/><text:span text:style-name="T1"/></text:p>
      <text:p text:style-name="P2"><text:span text:style-name="T1">Entre las consecuencias de estos desplazamientos se ubican muchos rasgos identitarios, que no podemos obviar, de los estudiantes ingresantes. Tienen que ver con las destrezas lectoescritoras; con la identificación de clase en función de signos exteriores, como el sociolecto; con el uso del tiempo en la comunicación interpares, en la recreación, en los consumos culturales; con la capacidad de invertir un monto dado de esfuerzo en obligaciones con rédito dudoso o no inmediato; con el uso de la metacognición, con la percepción de las propias destrezas y la autoestima; con la capacidad de empatía intergeneracional; con la amplitud, en suma, del universo cultural. </text:span></text:p>
      <text:p text:style-name="P2"><text:span text:style-name="T1"/></text:p>
      <text:p text:style-name="P2"><text:span text:style-name="T1">Todos estos rasgos identitarios no serían otra cosa que rasgos, a secas, si no los contrapusiéramos como figura sobre el fondo de los procesos educativos de los cuales queremos que estas personas sean parte. En ese contexto, rápidamente todos estos rasgos se constituyen </text:span><text:span text:style-name="T9">potencialmente </text:span><text:span text:style-name="T1">en problemas. Vistos como obstáculos, son apremiantes. Tomados como oportunidades, son promisorios. La investigación sobre mis estudiantes prosigue...</text:span></text:p>
      <text:p text:style-name="P2"><text:span text:style-name="T1"/></text:p>
      <text:p text:style-name="P2"><text:span text:style-name="T1"><text:s/></text:span></text:p>
      <text:p text:style-name="P5"><text:span text:style-name="T1">Objetivos de l</text:span><text:span text:style-name="T12">a metodología</text:span></text:p>
      <text:p text:style-name="P2"><text:span text:style-name="T1">En </text:span><text:span text:style-name="T12">resumidas cuentas, en</text:span><text:span text:style-name="T1">contré en los nuevos estudiantes de primer año dificultades cognitivas y actitudinales que requerían atención y que debían ser abordadas desde varios frentes. Un punto importante era su percepción y manejo del tiempo libre. Allí donde la motivación decaía, quedaba en peligro la continuidad del aprendizaje. En particular, era necesario atraer su atención fuera de las horas áulicas, presentando los contenidos de la forma más atractiva posible y aportando al material didáctico elementos que les resultaran afectivamente afines para hacer posible el "enganche" con los temas curriculares. </text:span></text:p>
      <text:p text:style-name="P2"><text:span text:style-name="T1"/></text:p>
      <text:p text:style-name="P8"><text:span text:style-name="T1">Dada la identidad y los hábitos de estos estudiantes, las plataformas digitales eran un escenario de trabajo obvio para el enfoque multiestratégico que se buscaba. Me apasionó el desafío de </text:span><text:span text:style-name="T2">disponer de una </text:span><text:span text:style-name="T5">metod</text:span><text:span text:style-name="T2">ología general</text:span><text:span text:style-name="T1">, a medida de la situación (es decir, que ofreciera la mayor cantidad posible de oportunidades), </text:span><text:span text:style-name="T2">para la preparación de material didáctico transmedial</text:span><text:span text:style-name="T1">. </text:span></text:p>
      <text:p text:style-name="P8"><text:span text:style-name="T1"/></text:p>
      <text:p text:style-name="P8"><text:span text:style-name="T1">Se fue configurando </text:span><text:span text:style-name="T6">así </text:span><text:span text:style-name="T1">una lista de requerimientos:</text:span></text:p>
      <text:p text:style-name="P2"><text:span text:style-name="T1"/></text:p>
      <text:p text:style-name="P1"><text:span text:style-name="T7">De la metodología:</text:span></text:p>
      <text:list xml:id="list7037183139089683096" text:style-name="L2">
        <text:list-item>
          <text:p text:style-name="P4"><text:span text:style-name="T1">Que no requiera software propietario</text:span></text:p>
        </text:list-item>
        <text:list-item>
          <text:p text:style-name="P4"><text:span text:style-name="T1">Que interactúe con toda clase de herramientas, medios y formatos elegidos por el usuario</text:span></text:p>
        </text:list-item>
        <text:list-item>
          <text:p text:style-name="P4"><text:span text:style-name="T1">Que sea transferible a docentes no especializados en el quehacer informático</text:span></text:p>
        </text:list-item>
        <text:list-item>
          <text:p text:style-name="P4"><text:span text:style-name="T1">Que no requiera herramientas de autor especiales</text:span></text:p>
        </text:list-item>
      </text:list>
      <text:p text:style-name="P2"><text:span text:style-name="T1"/></text:p>
      <text:p text:style-name="P2"><text:span text:style-name="T1">De los materiales creados con ella:</text:span></text:p>
      <text:list xml:id="list8361555079340369174" text:style-name="L1">
        <text:list-item>
          <text:p text:style-name="P3"><text:span text:style-name="T1">Que sirvan a la vez para apoyar las clases y para que los alumnos las</text:span></text:p>
          <text:p text:style-name="P3"><text:span text:style-name="T1">reproduzcan en casa</text:span></text:p>
        </text:list-item>
        <text:list-item>
          <text:p text:style-name="P3"><text:span text:style-name="T1">Que puedan contener medios de cualquier naturaleza: gráficos, audio, videos, animaciones</text:span></text:p>
        </text:list-item>
        <text:list-item>
          <text:p text:style-name="P3"><text:soft-page-break/><text:span text:style-name="T1">Que no requiera visualizadores especiales (como presentador de PowerPoint o LibreOffice, ni plugins de Flash u otros medios)</text:span></text:p>
        </text:list-item>
        <text:list-item>
          <text:p text:style-name="P3"><text:span text:style-name="T1">Que puedan referenciar recursos publicados en la red</text:span></text:p>
        </text:list-item>
        <text:list-item>
          <text:p text:style-name="P3"><text:span text:style-name="T1">Que puedan ser navegados en diferentes trayectos</text:span></text:p>
        </text:list-item>
        <text:list-item>
          <text:p text:style-name="P3"><text:span text:style-name="T1">Que resulten accesibles para alumnos en situación de discapacidad (ciegos o sordos)</text:span></text:p>
        </text:list-item>
        <text:list-item>
          <text:p text:style-name="P3"><text:span text:style-name="T1">Que permitan la inclusión de actividades interactivas</text:span></text:p>
        </text:list-item>
        <text:list-item>
          <text:p text:style-name="P3"><text:span text:style-name="T1">Que permitan la inclusión de contenidos realizados programáticamente</text:span></text:p>
        </text:list-item>
        <text:list-item>
          <text:p text:style-name="P3"><text:span text:style-name="T1">Que puedan funcionar en plataformas móviles</text:span></text:p>
        </text:list-item>
        <text:list-item>
          <text:p text:style-name="P3"><text:span text:style-name="T1">Que se puedan publicar bajo una licencia libre</text:span></text:p>
        </text:list-item>
      </text:list>
      <text:p text:style-name="P2"><text:span text:style-name="T1"/></text:p>
      <text:p text:style-name="P2"><text:span text:style-name="T1">Para implementar esta metodología, </text:span><text:span text:style-name="T13">lo cual</text:span><text:span text:style-name="T1"> es un trabajo en curso, </text:span><text:span text:style-name="T9">revisé una cantidad de alternativas tecnológicas y finalmente </text:span><text:span text:style-name="T1">seleccioné como herramienta fundamental el proyecto libre </text:span><text:span text:style-name="T3">Re</text:span><text:span text:style-name="T2">veal.js</text:span><text:span text:style-name="T1"> (</text:span><text:a xlink:type="simple" xlink:href="http://lab.hakim.se/reveal-js"><text:span text:style-name="T1">http://lab.hakim.se/reveal-js</text:span></text:a><text:span text:style-name="T1">), que es un framework que permite hacer </text:span><text:span text:style-name="T2">presentaciones en HTML5 con Javascript</text:span><text:span text:style-name="T1">. Esta pareja de tecnologías, asociadas, conforma un marco de trabajo extremadamente versátil, y el framework creado sobre ellas reúne todas las condiciones pedidas.</text:span></text:p>
      <text:p text:style-name="P2"><text:span text:style-name="T1"/></text:p>
      <text:p text:style-name="P8"><text:span text:style-name="T1">Durante el cursado 2016 de la materia Introducción a la Computación, </text:span><text:span text:style-name="T10">usando </text:span><text:span text:style-name="T4">Reveal.js</text:span><text:span text:style-name="T10">,</text:span><text:span text:style-name="T1"> preparé material con la doble finalidad de servir como ayuda al dictado de la clase y como material de repaso para los estudiantes. Para esto modifiqué a nivel de programación los fuentes, accesibles, del framework, agregándole la capacidad de presentar texto en forma de apuntes complementarios a las transparencias de la presentación. </text:span></text:p>
      <text:p text:style-name="P8"><text:span text:style-name="T1"/></text:p>
      <text:p text:style-name="P11"><text:span text:style-name="T1">Más adelante solicité al grupo de desarrolladores del proyecto una nueva modificación que excedía mis destrezas de programación, solicitud que fue resuelta satisfactoriamente al cabo de algunas semanas. </text:span><text:span text:style-name="T10">Esta posibilidad de interactuar con los desarrolladores e influir en la agenda del proyecto, es habitualmente una ventaja de los proyectos de Software Libre que aquí también se manifestó</text:span><text:span text:style-name="T1">, </text:span><text:span text:style-name="T10">y terminó </text:span><text:span text:style-name="T1">aportando nueva funcionalidad que alineaba aún más a la herramienta con mis objetivos</text:span><text:span text:style-name="T10">.</text:span></text:p>
      <text:p text:style-name="P2"><text:span text:style-name="T1"/></text:p>
      <text:p text:style-name="P2"><text:span text:style-name="T1">El framework así configurado resulta de especial interés al permitir la inclusión de </text:span><text:span text:style-name="T2">actividades interactivas</text:span><text:span text:style-name="T1"> en el material didáctico. Entendemos aquí por una actividad interactiva, aquella que requiere la involucración activa del usuario del material didáctico en algún ciclo de uso del mismo. Destacamos que al proponer el rol de </text:span><text:span text:style-name="T2">usuario</text:span><text:span text:style-name="T1"> del material, lo oponemos en alguna forma al de </text:span><text:span text:style-name="T2">espectador</text:span><text:span text:style-name="T1">: leer un material textual, visualizar un video, son formas de espectación. Al hablar de involucración activa, queremos indicar que el usuario debe dar un paso más allá para usar adecuadamente el material.</text:span></text:p>
      <text:p text:style-name="P2"><text:span text:style-name="T1"/></text:p>
      <text:p text:style-name="P2"><text:span text:style-name="T1">Damos por sentado, como una condición natural del proceso de aprendizaje, que el usuario de todo material didáctico debe involucrarse intelectual y afectivamente con ese material para extraer significado de él. El estudiante debe abocarse volitivamente a la lectura o visualización y debe participar intelectualmente en la interpretación de ese material presentado. Sin embargo, resulta interesante romper con la situación de consumidor pasivo a la que puede llevar el rol de permanente espectador del material didáctico para posibilitar otros microescenarios de aprendizaje.</text:span></text:p>
      <text:p text:style-name="P2"><text:soft-page-break/><text:span text:style-name="T1"/></text:p>
      <text:p text:style-name="P2"><text:span text:style-name="T1">Esta idea central es puesta en acción, por ejemplo, por la actual corriente de </text:span><text:span text:style-name="T2">ludificación</text:span><text:span text:style-name="T1"> del aprendizaje, que aprovecha elementos afectivos, mecanismos profundos de involucración, para construir significados a partir de nuevas formas de presentación y de interacción con el material, mediadas tecnológicamente. La aplicación de principios activos del juego al proceso de aprendizaje explota la motivación, la curiosidad, la capacidad de creación de destrezas, y promueve la oportunidad de reflexionar metacognitivamente sobre esa capacidad.</text:span></text:p>
      <text:p text:style-name="P2"><text:span text:style-name="T1"/></text:p>
      <text:p text:style-name="P5"><text:span text:style-name="T1">Una "demo"</text:span></text:p>
      <text:p text:style-name="P2"><text:span text:style-name="T1">El material que presento es una "demo" o selección de </text:span><text:span text:style-name="T2">dos instancias de interactividad</text:span><text:span text:style-name="T1"> incorporadas al material originalmente preparado para ese dictado. La selección </text:span><text:span text:style-name="T12">presentada </text:span><text:span text:style-name="T1">simplemente intenta mostrar las posibilidades del framework propuesto, y debe considerarse como recortes o fragmentos, reunidos, de un material continuo, que en realidad abarca los contenidos de una unidad.</text:span></text:p>
      <text:p text:style-name="P2"><text:span text:style-name="T1"/></text:p>
      <text:p text:style-name="P2"><text:span text:style-name="T1">La primera instancia es un </text:span><text:span text:style-name="T2">modelo interactivo</text:span><text:span text:style-name="T1"> que permite la investigación individual sobre un contenido dado, y la segunda es la inclusión de una </text:span><text:span text:style-name="T2">cartelera electrónica</text:span><text:span text:style-name="T1"> para discusión mediada de los contenidos de una unidad.</text:span></text:p>
      <text:p text:style-name="P2"><text:span text:style-name="T1"/></text:p>
      <text:p text:style-name="P10"><text:span text:style-name="T8">El material presentado está accesible en la dirección </text:span><text:a xlink:type="simple" xlink:href="http://egrosclaude.github.io/demo.html"><text:span text:style-name="T8">http://egrosclaude.github.io/demo.html</text:span></text:a><text:span text:style-name="T8">.</text:span></text:p>
      <text:p text:style-name="P10"><text:span text:style-name="T8"/></text:p>
      <text:p text:style-name="P2"><text:span text:style-name="T1"/></text:p>
      <text:p text:style-name="P5"><text:span text:style-name="T1">Modelo interactivo</text:span></text:p>
      <text:p text:style-name="P11"><text:span text:style-name="T1">Un modelo interactivo, de un sistema cualquiera, plantea naturalmente una actividad de "what if" (qué pasaría si). Si el usuario puede actuar sobre el modelo proporcionando parámetros de entrada a la actividad simulada del sistema, entonces puede poner en juego su curiosidad, formular preguntas, modelar hipótesis, construir significado activamente. Una planilla de cálculo, un gráfico interactivo de una función, son buenos ejemplos. </text:span></text:p>
      <text:p text:style-name="P11"><text:span text:style-name="T1"/></text:p>
      <text:p text:style-name="P11"><text:span text:style-name="T1">En el caso de uso de esta herramienta en mi materia de primer año, Introducción a la Computación, se trata de presentar un modelo interactivo de la </text:span><text:span text:style-name="T2">codificación de números en punto flotante</text:span><text:span text:style-name="T1"> tal cual la utilizan las computadoras. </text:span></text:p>
      <text:p text:style-name="P2"><text:span text:style-name="T1"/></text:p>
      <text:p text:style-name="P2"><text:span text:style-name="T1">Esta codificación binaria, estandarizada </text:span><text:span text:style-name="T12">internacionalmente </text:span><text:span text:style-name="T1">bajo la norma denominada IEEE754, utiliza una adaptación de la </text:span><text:span text:style-name="T2">notación científica</text:span><text:span text:style-name="T1"> al sistema binario para representar números con parte fraccionaria. Resulta un primer contacto de los alumnos con formatos y protocolos estándar de la computación. Les requiere formar o reforzar destrezas básicas en cálculo y ofrece la oportunidad de revisar la idea, frecuentemente adquirida, de que los números admiten una única representación (o de que números y numerales son la misma cosa). Esta diferenciación es clave para apreciar la existencia de diferentes formas de representación de la información, con sus consecuencias de portabilidad, de tiempo de ejecución, de espacio de almacenamiento necesario, de factibilidad de la encriptación, de la compresión, etc.</text:span></text:p>
      <text:p text:style-name="P2"><text:span text:style-name="T1"/></text:p>
      <text:p text:style-name="P11"><text:soft-page-break/><text:span text:style-name="T1">El modelo </text:span><text:span text:style-name="T12">realizado </text:span><text:span text:style-name="T1">ofrece un programa traductor de representación numérica, que convierte números en formato decimal con parte fraccionaria a la representación IEEE754, y desglosa esa representación en sus partes componentes de signo, exponente y mantisa. </text:span></text:p>
      <text:p text:style-name="P11"><text:span text:style-name="T1"/></text:p>
      <text:p text:style-name="P11"><text:span text:style-name="T1">Las actividades correspondientes </text:span><text:span text:style-name="T10">parten de</text:span><text:span text:style-name="T1"> la exploración de representaciones de diferentes números, la comprobación del carácter finito o periódico del desarrollo fraccional binario de algunos números, </text:span><text:span text:style-name="T12">la adquisición del concepto de </text:span><text:span text:style-name="T5">precisión</text:span><text:span text:style-name="T12">, </text:span><text:span text:style-name="T1">y la reflexión sobre las consecuencias para la </text:span><text:span text:style-name="T2">exactitud</text:span><text:span text:style-name="T1"> de las operaciones. </text:span></text:p>
      <text:p text:style-name="P2"><text:span text:style-name="T1"/></text:p>
      <text:p text:style-name="P5"><text:span text:style-name="T1">Ejemplo de actividad</text:span></text:p>
      <text:p text:style-name="P12"><text:span text:style-name="T1">Se propone la suma </text:span><text:span text:style-name="T2">0.1 + 0.2</text:span><text:span text:style-name="T1"> en cualquier lenguaje de programación accesible a los estudiantes, y se indica comprobar si esta suma resulta igual a </text:span><text:span text:style-name="T2">0.3</text:span><text:span text:style-name="T1"> en el mismo lenguaje. El resultado </text:span><text:span text:style-name="T2">es contrario a lo esperado</text:span><text:span text:style-name="T1">, y el fenómeno se explica utilizando el modelo en clase, explorando las formas que toman la representación de los </text:span><text:span text:style-name="T11">operandos</text:span><text:span text:style-name="T1"> y de la suma. Surgen las ideas de exactitud y precisión, y su relación con la cantidad de información. </text:span></text:p>
      <text:p text:style-name="P12"><text:span text:style-name="T1"/></text:p>
      <text:p text:style-name="P12"><text:span text:style-name="T1">La actividad busca volver interesante un tema normalmente considerado árido y "puro</text:span><text:span text:style-name="T12">s</text:span><text:span text:style-name="T1"> número</text:span><text:span text:style-name="T12">s</text:span><text:span text:style-name="T1">", explotando la sorpresa latente </text:span><text:span text:style-name="T12">en un ejercicio simple</text:span><text:span text:style-name="T1">. Movidos por la curiosidad, los estudiantes vuelven al modelo y experimentan con otros valores, mejorando la comprensión del tema.</text:span></text:p>
      <text:p text:style-name="P2"><text:span text:style-name="T1"/></text:p>
      <text:p text:style-name="P5"><text:span text:style-name="T1">Cartelera electrónica</text:span></text:p>
      <text:p text:style-name="P12"><text:span text:style-name="T1">La asignatura </text:span><text:span text:style-name="T12">Introducción a la Computación </text:span><text:span text:style-name="T1">está mediada por la plataforma PEDCO de la Universidad del Comahue, y esta plataforma ofrece foros electrónicos. Estos foros son utilizados por los estudiantes para consultas a las cátedras, o por los docentes para comunicar novedades. </text:span></text:p>
      <text:p text:style-name="P12"><text:span text:style-name="T1"/></text:p>
      <text:p text:style-name="P12"><text:span text:style-name="T1">Una alternativa interesante a los foros de PEDCO es la inclusión de una cartelera soportada por Padlet. La posibilidad de incluir el espacio de colaboración en el mismo material, y de verlo modificarse en tiempo real, supera al modelo de interacción propuesto por el foro PEDCO, que es más propio de la generación anterior de tecnologías Web. </text:span></text:p>
      <text:p text:style-name="P2"><text:span text:style-name="T1"/></text:p>
      <text:p text:style-name="P2"><text:span text:style-name="T1">La transparencia final de una unidad de la materia, junto con las referencias, ofrece un enlace a una cartelera Padlet dedicada a la unidad. Esta cartelera funciona como espacio colaborativo para múltiples actividades, en tiempo real o con interacción diferida. Un objetivo principal de esta cartelera es explotar la familiaridad con el modo de interacción en las redes sociales para animar la discusión o reflexión, a distancia, sobre los contenidos vistos.</text:span></text:p>
      <text:p text:style-name="P2"><text:span text:style-name="T1"/></text:p>
      <text:p text:style-name="P2"><text:span text:style-name="T2">Ejemplos de actividades:</text:span><text:span text:style-name="T1"> </text:span></text:p>
      <text:p text:style-name="P2"><text:span text:style-name="T1"/></text:p>
      <text:p text:style-name="P2"><text:span text:style-name="T1">- ¿Qué temas de esta unidad te han resultado más difíciles? ¿Cuáles más interesantes? ¿Quiénes coinciden? </text:span></text:p>
      <text:p text:style-name="P2"><text:span text:style-name="T1"/></text:p>
      <text:p text:style-name="P13"><text:span text:style-name="T1">- ¿Te han quedado preguntas por formular en clase? </text:span><text:span text:style-name="T12">¿Te cuesta explicarte por escrito? Aquí p</text:span><text:span text:style-name="T1">odés hacerla</text:span><text:span text:style-name="T12">s</text:span><text:span text:style-name="T1"> en forma de audio. </text:span><text:span text:style-name="T12">¿Alguien quiere ayudar?</text:span></text:p>
      <text:p text:style-name="P13"><text:span text:style-name="T1"/></text:p>
      <text:p text:style-name="P2"><text:span text:style-name="T1">- En un examen final de Introducción a la Computación ha aparecido la </text:span><text:soft-page-break/><text:span text:style-name="T1">siguiente respuesta a una pregunta. ¿Es correcta la afirmación? ¿Por qué? Podés comentar de la misma manera las críticas de tus compañeros. </text:span></text:p>
      <text:p text:style-name="P2"><text:span text:style-name="T1"/></text:p>
      <text:p text:style-name="P2"><text:span text:style-name="T1">- Buscar y pegar, en la cartelera, fotos de sistemas de cómputo anteriores a la PC, con referencia de la fuente. Responder en la misma cartelera lo siguiente: ¿Cuál es el orden cronológico de las fotos? ¿Qué sistemas de cómputo contaban con sistemas operativos multiprogramados? ¿Cuáles con sistemas operativos de tiempo compartido? ¿A qué generación pertenecen los sistemas de cómputo? ¿Qué lenguajes de programación eran dominantes en la época de aparición de cada uno de esos sistemas? ¿Qué inventos o descubrimientos significativos son de la misma época? </text:span></text:p>
      <text:p text:style-name="P2"><text:span text:style-name="T1"/></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rlito" svg:font-family="Carlito"/>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16:38:42</meta:creation-date>
    <dc:date>2016-10-23T17:46:05</dc:date>
    <meta:editing-duration>PT25M6S</meta:editing-duration>
    <meta:editing-cycles>6</meta:editing-cycles>
    <meta:generator>LibreOffice/4.0.0.3$Linux_x86 LibreOffice_project/7545bee9c2a0782548772a21bc84a9dcc583b89</meta:generator>
    <meta:document-statistic meta:table-count="0" meta:image-count="0" meta:object-count="0" meta:page-count="6" meta:paragraph-count="62" meta:word-count="2200" meta:character-count="14633" meta:non-whitespace-character-count="12489"/>
  </office:meta>
</office:document-meta>
</file>